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 need help. I really do. From whom? There's only myself. Yup, there's only us. So, help me. We're in a bad spot. A bad position. We're undisciplined, more so than I'd like. The exams are only in a few days, but I have no sense of danger whatsoever, no sense of urgency or anything. I don't care for them. See, the problem is, we're writing. As in, a full-sized story. Then, the remedy is very simple: keep your promise. To yourself. You said that we wouldn't write until we dealt with university. You said we'd focus fully on university, no matter what. No matter what. We still have years to live, but we only have one promise to keep. And breaking it once is all it takes to break it forever. You can make another promise after that, but, will it be the same? Will you be the same? You'll have lost something, something very precious, something very important. Your integrity. We've made a promise, my dear self. Keep it. Do keep it. What will promises be worth if we break them? What good will they be in the future, if you can just ignore them? What will be their point? What will be their value? What will be our value if we break them? You've promised me, that we wouldn't write until university has been dealt with. You want to write, I know. Maybe it's a lie, but you want to write. But not now. Not yet. Just not yet. We have to deal with university. See, even if we could do both in parallel, we won't. Because you promised me we wouldn't. Because you told me so. So, we won't write. Not even short stories... Or maybe, let them truly be short stories, know that the reason we've come to this point is because you said we'd write short stories, and just short stories. So, actually, not even short stories. We will not write. Not until university has been dealt with. Not until it's over. I will stay here. This file will stay here, and we will wait for your return. Make it quick, as quick as you can. Let's get to work.</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